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33de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34176b8" style:font-style-asian="normal" style:font-style-complex="normal"/>
    </style:style>
    <style:style style:name="T14" style:family="text">
      <style:text-properties fo:font-style="normal" officeooo:rsid="03577813" style:font-style-asian="normal" style:font-style-complex="normal"/>
    </style:style>
    <style:style style:name="T15" style:family="text">
      <style:text-properties fo:font-style="normal" officeooo:rsid="035e4394" style:font-style-asian="normal" style:font-style-complex="normal"/>
    </style:style>
    <style:style style:name="T16" style:family="text">
      <style:text-properties fo:font-style="normal" officeooo:rsid="0370d31c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d0f49" style:font-style-asian="normal" style:font-style-complex="normal"/>
    </style:style>
    <style:style style:name="T19" style:family="text">
      <style:text-properties fo:font-style="normal" officeooo:rsid="03dfb49a" style:font-style-asian="normal" style:font-style-complex="normal"/>
    </style:style>
    <style:style style:name="T20" style:family="text">
      <style:text-properties fo:font-style="normal" officeooo:rsid="03e41517" style:font-style-asian="normal" style:font-style-complex="normal"/>
    </style:style>
    <style:style style:name="T21" style:family="text">
      <style:text-properties fo:font-style="normal" officeooo:rsid="03e56dc3" style:font-style-asian="normal" style:font-style-complex="normal"/>
    </style:style>
    <style:style style:name="T22" style:family="text">
      <style:text-properties fo:font-style="normal" officeooo:rsid="03e58314" style:font-style-asian="normal" style:font-style-complex="normal"/>
    </style:style>
    <style:style style:name="T23" style:family="text">
      <style:text-properties fo:font-style="normal" officeooo:rsid="03e5bbe5" style:font-style-asian="normal" style:font-style-complex="normal"/>
    </style:style>
    <style:style style:name="T24" style:family="text">
      <style:text-properties fo:font-style="normal" officeooo:rsid="03e61f54" style:font-style-asian="normal" style:font-style-complex="normal"/>
    </style:style>
    <style:style style:name="T25" style:family="text">
      <style:text-properties fo:font-style="normal" officeooo:rsid="03e7b99c" style:font-style-asian="normal" style:font-style-complex="normal"/>
    </style:style>
    <style:style style:name="T26" style:family="text">
      <style:text-properties fo:font-style="normal" officeooo:rsid="03e80990" style:font-style-asian="normal" style:font-style-complex="normal"/>
    </style:style>
    <style:style style:name="T27" style:family="text">
      <style:text-properties fo:font-style="normal" officeooo:rsid="03e9494e" style:font-style-asian="normal" style:font-style-complex="normal"/>
    </style:style>
    <style:style style:name="T28" style:family="text">
      <style:text-properties fo:font-style="normal" officeooo:rsid="03ea97b9" style:font-style-asian="normal" style:font-style-complex="normal"/>
    </style:style>
    <style:style style:name="T29" style:family="text">
      <style:text-properties fo:font-style="normal" officeooo:rsid="03eaa852" style:font-style-asian="normal" style:font-style-complex="normal"/>
    </style:style>
    <style:style style:name="T30" style:family="text">
      <style:text-properties fo:font-style="normal" officeooo:rsid="03ec0613" style:font-style-asian="normal" style:font-style-complex="normal"/>
    </style:style>
    <style:style style:name="T31" style:family="text">
      <style:text-properties fo:font-style="normal" officeooo:rsid="03ed8a86" style:font-style-asian="normal" style:font-style-complex="normal"/>
    </style:style>
    <style:style style:name="T32" style:family="text">
      <style:text-properties fo:font-style="normal" officeooo:rsid="03ef843f" style:font-style-asian="normal" style:font-style-complex="normal"/>
    </style:style>
    <style:style style:name="T33" style:family="text">
      <style:text-properties fo:font-style="normal" officeooo:rsid="03efe6bc" style:font-style-asian="normal" style:font-style-complex="normal"/>
    </style:style>
    <style:style style:name="T34" style:family="text">
      <style:text-properties fo:font-style="normal" officeooo:rsid="03f18a3e" style:font-style-asian="normal" style:font-style-complex="normal"/>
    </style:style>
    <style:style style:name="T35" style:family="text">
      <style:text-properties fo:font-style="normal" officeooo:rsid="03f21097" style:font-style-asian="normal" style:font-style-complex="normal"/>
    </style:style>
    <style:style style:name="T36" style:family="text">
      <style:text-properties fo:font-style="normal" officeooo:rsid="03f33deb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2867bcd"/>
    </style:style>
    <style:style style:name="T45" style:family="text">
      <style:text-properties officeooo:rsid="0063a409"/>
    </style:style>
    <style:style style:name="T46" style:family="text">
      <style:text-properties officeooo:rsid="034a2232"/>
    </style:style>
    <style:style style:name="T47" style:family="text">
      <style:text-properties officeooo:rsid="0387836c"/>
    </style:style>
    <style:style style:name="T48" style:family="text">
      <style:text-properties officeooo:rsid="03a5b103"/>
    </style:style>
    <style:style style:name="T49" style:family="text">
      <style:text-properties officeooo:rsid="03a5e499"/>
    </style:style>
    <style:style style:name="T50" style:family="text">
      <style:text-properties style:font-name="EB Garamond 12 All SC" fo:font-style="normal" officeooo:rsid="03ab3c01" style:font-style-asian="normal" style:font-style-complex="normal"/>
    </style:style>
    <style:style style:name="T51" style:family="text">
      <style:text-properties style:font-name="EB Garamond 12 All SC" fo:font-style="normal" officeooo:rsid="03ad0f49" style:font-style-asian="normal" style:font-style-complex="normal"/>
    </style:style>
    <style:style style:name="T52" style:family="text">
      <style:text-properties officeooo:rsid="03b4652d"/>
    </style:style>
    <style:style style:name="T53" style:family="text">
      <style:text-properties officeooo:rsid="03b75219"/>
    </style:style>
    <style:style style:name="T54" style:family="text">
      <style:text-properties officeooo:rsid="03b7a900"/>
    </style:style>
    <style:style style:name="T55" style:family="text">
      <style:text-properties officeooo:rsid="03bc49f5"/>
    </style:style>
    <style:style style:name="T56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2">Esser-</text:span>Skala, 201<text:span text:style-name="T44">8</text:span></text:p>
      <text:p text:style-name="P22"/>
      <text:p text:style-name="P22"/>
      <text:p text:style-name="P17">© 201<text:span text:style-name="T44">8</text:span> by Wolfgang <text:span text:style-name="T52">Esser-</text:span>Skala. This edition is licensed under the<text:span text:style-name="T46"><text:line-break/></text:span>Creative Commons Attribution<text:span text:style-name="T39">-NonCommercial-ShareAlike</text:span> 4.0 International License.<text:span text:style-name="T46"><text:line-break/></text:span>To view a copy of this license, visit http://creativecommons.org/licenses/by<text:span text:style-name="T40">-nc-sa</text:span>/4.0/.</text:p>
      <text:p text:style-name="P16"/>
      <text:p text:style-name="P18">Music engraving by LilyPond 2.18.0 (http://www.lilypond.org).<text:span text:style-name="T38"><text:line-break/>Front matter</text:span> typeset with EB Garamond (http://www.georgduffner.at/ebgaramond).</text:p>
      <text:p text:style-name="P22"/>
      <text:p text:style-name="P15">First <text:span text:style-name="T41">version</text:span>, <text:span text:style-name="T56">November 2018</text:span></text:p>
      <text:p text:style-name="P28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7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7"> </text:span>bases upon <text:span text:style-name="T4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40252</text:span> (siglum Mus.2973-D-<text:span text:style-name="T48">21</text:span>).</text:p>
      <text:p text:style-name="P3"/>
      <text:p text:style-name="P4">In general, this edition closely follows the <text:span text:style-name="T47">manuscript</text:span>. Any changes <text:span text:style-name="T37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4"><text:tab/></text:span><text:span text:style-name="T16"><text:line-break/></text:span><text:span text:style-name="T22">40<text:tab/>A<text:tab/>Bar in Ms: d′2–cis′4<text:line-break/></text:span><text:span text:style-name="T20">41<text:tab/>org<text:tab/>Bar in Ms: A2.</text:span><text:span text:style-name="T21"><text:line-break/>47<text:tab/>org<text:tab/>Bar in Ms: A4–a4–A4</text:span><text:span text:style-name="T23"><text:line-break/><text:line-break/>67<text:tab/>vl 2<text:tab/>Bar in Ms: cis′2.</text:span><text:span text:style-name="T17"><text:line-break/><text:line-break/><text:line-break/><text:line-break/></text:span><text:span text:style-name="T50">k y r i e</text:span></text:p>
      <text:p text:style-name="P6"/>
      <text:p text:style-name="P12"><text:span text:style-name="T1">Bar<text:tab/>Staff<text:tab/>Note</text:span><text:span text:style-name="T14"><text:tab/></text:span><text:span text:style-name="T16"><text:line-break/></text:span><text:span text:style-name="T24">17<text:tab/></text:span><text:span text:style-name="T27">vl 1 , </text:span><text:span text:style-name="T24">S<text:tab/>bar in Ms: bes′2.–a′4</text:span><text:span text:style-name="T28"><text:line-break/>23<text:tab/>vl 1<text:tab/>2nd half of bar in Ms: b′2</text:span><text:span text:style-name="T25"><text:line-break/>32<text:tab/>T<text:tab/>2nd half of bar in Ms: b2</text:span><text:span text:style-name="T29"><text:line-break/>34<text:tab/>vl 1<text:tab/>1st half of bar in Ms: gis′2</text:span><text:span text:style-name="T30"><text:line-break/>35<text:tab/>S<text:tab/>bar in Ms: fis′2–r2</text:span><text:span text:style-name="T31"><text:line-break/>37<text:tab/>vl 1<text:tab/>2nd half of bar in Ms: gis′2</text:span><text:span text:style-name="T26"><text:line-break/>41<text:tab/>org<text:tab/>Bar in Ms: Bes1</text:span><text:span text:style-name="T32"><text:line-break/>43<text:tab/>vla<text:tab/>bar in Ms: b1</text:span><text:span text:style-name="T33"><text:line-break/>45<text:tab/>vla<text:tab/>bar in Ms: a1</text:span><text:span text:style-name="T34"><text:line-break/><text:line-break/>73<text:tab/>S<text:tab/>2nd quarter in Ms: a′4</text:span><text:span text:style-name="T35"><text:line-break/>90<text:tab/>S<text:tab/>bar in Ms: fis′2.</text:span><text:span text:style-name="T18"><text:line-break/></text:span></text:p>
      <text:p text:style-name="P11"><text:span text:style-name="T18"><text:line-break/><text:line-break/></text:span><text:span text:style-name="T51">s e q u e n t i a</text:span></text:p>
      <text:p text:style-name="P7"/>
      <text:p text:style-name="P29"><text:span text:style-name="T1">Bar<text:tab/>Staff<text:tab/>Note</text:span><text:span text:style-name="T6"><text:line-break/></text:span><text:span text:style-name="T36">22</text:span><text:span text:style-name="T14"><text:tab/></text:span><text:span text:style-name="T36">A<text:tab/>bar in Ms: e′4–dis′4–r4</text:span><text:span text:style-name="T16"><text:line-break/></text:span><text:span text:style-name="T15"><text:line-break/></text:span><text:span text:style-name="T11"><text:line-break/></text:span><text:span text:style-name="T13"><text:line-break/></text:span><text:span text:style-name="T12"><text:line-break/></text:span></text:p>
      <text:p text:style-name="P2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9">Salzburg, </text:span><text:span text:style-name="T19">November</text:span><text:span text:style-name="T9"> 201</text:span><text:span text:style-name="T10">8</text:span><text:line-break/>Wolfgang <text:span text:style-name="T52">Esser-</text:span>Skala</text:p>
      <text:p text:style-name="P27"><text:span text:style-name="T46"><text:line-break/></text:span>C O N T E N T S</text:p>
      <text:p text:style-name="P20"/>
      <text:p text:style-name="P19"/>
      <text:p text:style-name="P14">Introitus</text:p>
      <text:p text:style-name="P21"><text:tab/>1<text:span text:style-name="T49">.1</text:span><text:tab/><text:span text:style-name="T53">Requiem</text:span><text:tab/><text:span text:style-name="T55">2<text:line-break/><text:tab/>1.2<text:tab/>Te decet hymnus<text:tab/>4<text:line-break/><text:line-break/></text:span><text:span text:style-name="T3">Kyrie</text:span><text:span text:style-name="T53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54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8T21:30:12.756460155</dc:date>
    <dc:creator>Wolfgang Skala</dc:creator>
    <meta:editing-duration>P10DT16H43M5S</meta:editing-duration>
    <meta:editing-cycles>931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464" meta:character-count="2608" meta:non-whitespace-character-count="2114"/>
  </office:meta>
</office:document-meta>
</file>